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fo:font-size="10pt" fo:font-weight="normal" officeooo:rsid="001ea24e" officeooo:paragraph-rsid="0075830f" style:font-size-asian="10pt" style:font-weight-asian="normal" style:font-size-complex="10pt" style:font-weight-complex="normal"/>
    </style:style>
    <style:style style:name="P2" style:family="paragraph" style:parent-style-name="CODE">
      <style:text-properties style:font-name="Courier New" officeooo:rsid="001afc81" officeooo:paragraph-rsid="007ef3fd"/>
    </style:style>
    <style:style style:name="P3" style:family="paragraph" style:parent-style-name="CODE">
      <style:text-properties style:font-name="Courier New" fo:font-size="10pt" officeooo:paragraph-rsid="007ef3fd" style:font-size-asian="10pt" style:font-size-complex="10pt"/>
    </style:style>
    <style:style style:name="P4" style:family="paragraph" style:parent-style-name="CODE">
      <style:paragraph-properties fo:text-align="start" style:justify-single-word="false"/>
      <style:text-properties officeooo:paragraph-rsid="007ef3fd"/>
    </style:style>
    <style:style style:name="P5" style:family="paragraph" style:parent-style-name="CODE">
      <style:text-properties officeooo:paragraph-rsid="007ef3fd"/>
    </style:style>
    <style:style style:name="P6" style:family="paragraph" style:parent-style-name="CODE">
      <style:paragraph-properties fo:margin-top="0in" fo:margin-bottom="0.1965in" style:contextual-spacing="false"/>
      <style:text-properties officeooo:paragraph-rsid="007ef3fd"/>
    </style:style>
    <style:style style:name="P7" style:family="paragraph" style:parent-style-name="Heading_20_1">
      <style:text-properties officeooo:paragraph-rsid="007ef3fd"/>
    </style:style>
    <style:style style:name="P8" style:family="paragraph" style:parent-style-name="Heading_20_1">
      <style:text-properties officeooo:paragraph-rsid="008389e2"/>
    </style:style>
    <style:style style:name="P9" style:family="paragraph" style:parent-style-name="Preformatted_20_Text">
      <style:paragraph-properties fo:text-align="start" style:justify-single-word="false"/>
      <style:text-properties officeooo:paragraph-rsid="007ef3fd"/>
    </style:style>
    <style:style style:name="P10" style:family="paragraph" style:parent-style-name="Preformatted_20_Text">
      <style:text-properties officeooo:paragraph-rsid="007ef3fd"/>
    </style:style>
    <style:style style:name="P11" style:family="paragraph" style:parent-style-name="Preformatted_20_Text">
      <style:text-properties officeooo:paragraph-rsid="008389e2"/>
    </style:style>
    <style:style style:name="P12" style:family="paragraph" style:parent-style-name="Text_20_body">
      <style:paragraph-properties fo:text-align="end" style:justify-single-word="false"/>
      <style:text-properties style:font-name="FreeMono" fo:font-size="10pt" officeooo:rsid="001a5101" officeooo:paragraph-rsid="007ef3fd" style:font-size-asian="10pt" style:font-size-complex="10pt"/>
    </style:style>
    <style:style style:name="P13" style:family="paragraph" style:parent-style-name="Text_20_body" style:list-style-name="L1">
      <style:text-properties style:font-name="Courier New" fo:font-size="10pt" officeooo:paragraph-rsid="007ef3fd" style:font-size-asian="10pt" style:font-size-complex="10pt"/>
    </style:style>
    <style:style style:name="P14" style:family="paragraph" style:parent-style-name="Text_20_body">
      <style:text-properties style:font-name="Courier New" fo:font-size="10pt" officeooo:rsid="0021b9e2" officeooo:paragraph-rsid="007ef3fd" style:font-size-asian="10pt" style:font-size-complex="10pt"/>
    </style:style>
    <style:style style:name="P15" style:family="paragraph" style:parent-style-name="Text_20_body" style:list-style-name="L3">
      <style:text-properties style:font-name="Courier New" fo:font-size="10pt" officeooo:paragraph-rsid="007ef3fd" style:font-size-asian="10pt" style:font-size-complex="10pt"/>
    </style:style>
    <style:style style:name="P16" style:family="paragraph" style:parent-style-name="Text_20_body">
      <style:text-properties style:font-name="Courier New" fo:font-size="10pt" officeooo:paragraph-rsid="007ef3fd" style:font-size-asian="10pt" style:font-size-complex="10pt"/>
    </style:style>
    <style:style style:name="P17" style:family="paragraph" style:parent-style-name="Text_20_body">
      <style:text-properties officeooo:paragraph-rsid="007ef3fd"/>
    </style:style>
    <style:style style:name="P18" style:family="paragraph" style:parent-style-name="Text_20_body">
      <style:paragraph-properties fo:text-align="end" style:justify-single-word="false"/>
      <style:text-properties officeooo:paragraph-rsid="0075830f"/>
    </style:style>
    <style:style style:name="P19" style:family="paragraph" style:parent-style-name="Text_20_body">
      <style:text-properties officeooo:rsid="007ef3fd" officeooo:paragraph-rsid="007ef3fd"/>
    </style:style>
    <style:style style:name="P20" style:family="paragraph" style:parent-style-name="Title">
      <style:text-properties officeooo:paragraph-rsid="007ef3f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0590b" style:font-size-asian="8pt" style:font-size-complex="8pt"/>
    </style:style>
    <style:style style:name="T3" style:family="text">
      <style:text-properties fo:font-size="8pt" officeooo:rsid="005d0b36" style:font-size-asian="8pt" style:font-size-complex="8pt"/>
    </style:style>
    <style:style style:name="T4" style:family="text">
      <style:text-properties fo:font-size="8pt" officeooo:rsid="0071fe26" style:font-size-asian="8pt" style:font-size-complex="8pt"/>
    </style:style>
    <style:style style:name="T5" style:family="text">
      <style:text-properties style:font-name="Courier New"/>
    </style:style>
    <style:style style:name="T6" style:family="text">
      <style:text-properties style:font-name="Courier New" fo:font-size="10pt" officeooo:rsid="00317f55" style:font-size-asian="10pt" style:font-size-complex="10pt"/>
    </style:style>
    <style:style style:name="T7" style:family="text">
      <style:text-properties style:font-name="Courier New" fo:font-size="10pt" officeooo:rsid="001b926f" style:font-size-asian="10pt" style:font-size-complex="10pt"/>
    </style:style>
    <style:style style:name="T8" style:family="text">
      <style:text-properties style:font-name="Courier New" fo:font-size="10pt" officeooo:rsid="002d49cb" style:font-size-asian="10pt" style:font-size-complex="10pt"/>
    </style:style>
    <style:style style:name="T9" style:family="text">
      <style:text-properties style:font-name="Courier New" fo:font-size="10pt" officeooo:rsid="002fa93d" style:font-size-asian="10pt" style:font-size-complex="10pt"/>
    </style:style>
    <style:style style:name="T10" style:family="text">
      <style:text-properties style:font-name="Courier New" fo:font-size="10pt" officeooo:rsid="00326cc0" style:font-size-asian="10pt" style:font-size-complex="10pt"/>
    </style:style>
    <style:style style:name="T11" style:family="text">
      <style:text-properties style:font-name="Courier New" fo:font-size="10pt" officeooo:rsid="0021b9e2" style:font-size-asian="10pt" style:font-size-complex="10pt"/>
    </style:style>
    <style:style style:name="T12" style:family="text">
      <style:text-properties style:font-name="Courier New" fo:font-size="10pt" officeooo:rsid="00827997" style:font-size-asian="10pt" style:font-size-complex="10pt"/>
    </style:style>
    <style:style style:name="T13" style:family="text">
      <style:text-properties style:font-name="Courier New" fo:font-size="10pt" officeooo:rsid="008389e2" style:font-size-asian="10pt" style:font-size-complex="10pt"/>
    </style:style>
    <style:style style:name="T14" style:family="text">
      <style:text-properties style:font-name="Courier New" fo:font-size="10pt" fo:font-weight="bold" officeooo:rsid="00317f55" style:font-size-asian="10pt" style:font-weight-asian="bold" style:font-size-complex="10pt" style:font-weight-complex="bold"/>
    </style:style>
    <style:style style:name="T15" style:family="text">
      <style:text-properties style:font-name="Courier New" fo:font-size="10pt" fo:font-weight="bold" officeooo:rsid="002d49cb" style:font-size-asian="10pt" style:font-weight-asian="bold" style:font-size-complex="10pt" style:font-weight-complex="bold"/>
    </style:style>
    <style:style style:name="T16" style:family="text">
      <style:text-properties style:font-name="Courier New" fo:font-size="10pt" fo:font-weight="bold" officeooo:rsid="002fa93d" style:font-size-asian="10pt" style:font-weight-asian="bold" style:font-size-complex="10pt" style:font-weight-complex="bold"/>
    </style:style>
    <style:style style:name="T17" style:family="text">
      <style:text-properties style:font-name="Courier New" fo:font-size="10pt" fo:font-weight="bold" officeooo:rsid="002ecd69" style:font-size-asian="10pt" style:font-weight-asian="bold" style:font-size-complex="10pt" style:font-weight-complex="bold"/>
    </style:style>
    <style:style style:name="T18" style:family="text">
      <style:text-properties style:font-name="Courier New" fo:font-size="10pt" fo:font-weight="bold" officeooo:rsid="002e6b73" style:font-size-asian="10pt" style:font-weight-asian="bold" style:font-size-complex="10pt" style:font-weight-complex="bold"/>
    </style:style>
    <style:style style:name="T19" style:family="text">
      <style:text-properties style:font-name="Courier New" fo:font-size="10pt" fo:font-weight="bold" officeooo:rsid="00827997" style:font-size-asian="10pt" style:font-weight-asian="bold" style:font-size-complex="10pt" style:font-weight-complex="bold"/>
    </style:style>
    <style:style style:name="T20" style:family="text">
      <style:text-properties style:font-name="Courier New" fo:font-size="10pt" fo:font-weight="bold" officeooo:rsid="008389e2" style:font-size-asian="10pt" style:font-weight-asian="bold" style:font-size-complex="10pt" style:font-weight-complex="bold"/>
    </style:style>
    <style:style style:name="T21" style:family="text">
      <style:text-properties style:font-name="Courier New" fo:font-size="10pt" fo:font-weight="bold" officeooo:rsid="00326cc0" style:font-size-asian="10pt" style:font-weight-asian="bold" style:font-size-complex="10pt" style:font-weight-complex="bold"/>
    </style:style>
    <style:style style:name="T22" style:family="text">
      <style:text-properties style:font-name="Courier New" fo:font-size="10pt" fo:font-weight="normal" officeooo:rsid="002d49cb" style:font-size-asian="10pt" style:font-weight-asian="normal" style:font-size-complex="10pt" style:font-weight-complex="normal"/>
    </style:style>
    <style:style style:name="T23" style:family="text">
      <style:text-properties style:font-name="Courier New" fo:font-size="10pt" fo:font-weight="normal" officeooo:rsid="002fa93d" style:font-size-asian="10pt" style:font-weight-asian="normal" style:font-size-complex="10pt" style:font-weight-complex="normal"/>
    </style:style>
    <style:style style:name="T24" style:family="text">
      <style:text-properties style:font-name="Courier New" fo:font-size="10pt" fo:font-weight="normal" officeooo:rsid="002ecd69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font-weight="normal" officeooo:rsid="002e6b73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8389e2" style:font-size-asian="10pt" style:font-weight-asian="normal" style:font-size-complex="10pt" style:font-weight-complex="normal"/>
    </style:style>
    <style:style style:name="T27" style:family="text">
      <style:text-properties style:font-name="Courier New" officeooo:rsid="001afc81"/>
    </style:style>
    <style:style style:name="T28" style:family="text">
      <style:text-properties style:font-name="Courier New" officeooo:rsid="0021b9e2"/>
    </style:style>
    <style:style style:name="T29" style:family="text">
      <style:text-properties style:font-name="Courier New" officeooo:rsid="001b926f"/>
    </style:style>
    <style:style style:name="T30" style:family="text">
      <style:text-properties style:font-name="Courier New" officeooo:rsid="00276082"/>
    </style:style>
    <style:style style:name="T31" style:family="text">
      <style:text-properties officeooo:rsid="002d49cb"/>
    </style:style>
    <style:style style:name="T32" style:family="text">
      <style:text-properties style:font-name="DejaVu Sans Mono" fo:font-size="10pt" fo:font-weight="bold" officeooo:rsid="002d49cb" style:font-size-asian="10pt" style:font-weight-asian="bold" style:font-size-complex="10pt" style:font-weight-complex="bold"/>
    </style:style>
    <style:style style:name="T33" style:family="text">
      <style:text-properties fo:font-size="10pt" officeooo:rsid="002d49cb" style:font-size-asian="10pt" style:font-size-complex="10pt"/>
    </style:style>
    <style:style style:name="T34" style:family="text">
      <style:text-properties fo:font-size="10pt" officeooo:rsid="002fa93d" style:font-size-asian="10pt" style:font-size-complex="10pt"/>
    </style:style>
    <style:style style:name="T35" style:family="text">
      <style:text-properties fo:font-size="10pt" officeooo:rsid="007ef3fd" style:font-size-asian="10pt" style:font-size-complex="10pt"/>
    </style:style>
    <style:style style:name="T36" style:family="text">
      <style:text-properties fo:font-size="10pt" fo:font-style="italic" fo:font-weight="bold" officeooo:rsid="001b926f" style:font-size-asian="10pt" style:font-weight-asian="bold" style:font-size-complex="10pt" style:font-weight-complex="bold"/>
    </style:style>
    <style:style style:name="T37" style:family="text">
      <style:text-properties fo:font-size="10pt" fo:font-style="italic" fo:font-weight="bold" officeooo:rsid="002cc8dc" style:font-size-asian="10pt" style:font-weight-asian="bold" style:font-size-complex="10pt" style:font-weight-complex="bold"/>
    </style:style>
    <style:style style:name="T38" style:family="text">
      <style:text-properties officeooo:rsid="002ecd69"/>
    </style:style>
    <style:style style:name="T39" style:family="text">
      <style:text-properties officeooo:rsid="002e6b73"/>
    </style:style>
    <style:style style:name="T40" style:family="text">
      <style:text-properties officeooo:rsid="0021b9e2"/>
    </style:style>
    <style:style style:name="T41" style:family="text">
      <style:text-properties officeooo:rsid="00827997"/>
    </style:style>
    <style:style style:name="T42" style:family="text">
      <style:text-properties fo:color="#ff6d6d" loext:opacity="100%" style:font-name="Courier New" fo:font-size="10pt" officeooo:rsid="00317f55" style:font-size-asian="10pt" style:font-size-complex="10pt"/>
    </style:style>
    <style:style style:name="T43" style:family="text">
      <style:text-properties fo:color="#ff6d6d" loext:opacity="100%" style:font-name="Courier New" fo:font-size="10pt" fo:font-weight="bold" officeooo:rsid="00317f55" style:font-size-asian="10pt" style:font-weight-asian="bold" style:font-size-complex="10pt" style:font-weight-complex="bold"/>
    </style:style>
    <style:style style:name="T44" style:family="text">
      <style:text-properties fo:color="#ff6d6d" loext:opacity="100%" style:font-name="Courier New" fo:font-size="10pt" fo:font-weight="bold" officeooo:rsid="008389e2" style:font-size-asian="10pt" style:font-weight-asian="bold" style:font-size-complex="10pt" style:font-weight-complex="bold"/>
    </style:style>
    <style:style style:name="T45" style:family="text">
      <style:text-properties fo:color="#ff3838" loext:opacity="100%" style:font-name="Courier New" fo:font-size="10pt" officeooo:rsid="00317f55" style:font-size-asian="10pt" style:font-size-complex="10pt"/>
    </style:style>
    <style:style style:name="T46" style:family="text">
      <style:text-properties fo:color="#ff3838" loext:opacity="100%" style:font-name="Courier New" fo:font-size="10pt" officeooo:rsid="008389e2" style:font-size-asian="10pt" style:font-size-complex="10pt"/>
    </style:style>
    <style:style style:name="T47" style:family="text">
      <style:text-properties fo:color="#ff3838" loext:opacity="100%" style:font-name="Courier New" fo:font-size="10pt" fo:font-weight="bold" officeooo:rsid="00317f55" style:font-size-asian="10pt" style:font-weight-asian="bold" style:font-size-complex="10pt" style:font-weight-complex="bold"/>
    </style:style>
    <style:style style:name="T48" style:family="text">
      <style:text-properties fo:color="#ff3838" loext:opacity="100%" style:font-name="Courier New" fo:font-size="10pt" fo:font-weight="bold" officeooo:rsid="008389e2" style:font-size-asian="10pt" style:font-weight-asian="bold" style:font-size-complex="10pt" style:font-weight-complex="bold"/>
    </style:style>
    <style:style style:name="T49" style:family="text">
      <style:text-properties fo:color="#dee6ef" loext:opacity="100%" style:font-name="Courier New" fo:font-size="10pt" officeooo:rsid="008389e2" style:font-size-asian="10pt" style:font-size-complex="10pt"/>
    </style:style>
    <style:style style:name="T50" style:family="text">
      <style:text-properties fo:color="#b4c7dc" loext:opacity="100%" style:font-name="Courier New" fo:font-size="10pt" officeooo:rsid="008389e2" style:font-size-asian="10pt" style:font-size-complex="10pt"/>
    </style:style>
    <style:style style:name="T51" style:family="text">
      <style:text-properties fo:color="#b4c7dc" loext:opacity="100%" style:font-name="Courier New" fo:font-size="10pt" fo:font-weight="normal" officeooo:rsid="008389e2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inux Pass</text:p>
      <text:p text:style-name="P1"><text:span text:style-name="T1">Last updated </text:span><text:span text:style-name="T2">202</text:span><text:span text:style-name="T3">20</text:span><text:span text:style-name="T4">515</text:span></text:p>
      <text:p text:style-name="P12"><text:a xlink:type="simple" xlink:href="https://www.passwordstore.org/" text:style-name="Internet_20_link" text:visited-style-name="Visited_20_Internet_20_Link">https://www.passwordstore.org/</text:a></text:p>
      <text:p text:style-name="P18"><text:span text:style-name="T35">Linux Keyring Password Store</text:span></text:p>
      <text:h text:style-name="Heading_20_1" text:outline-level="1">Init</text:h>
      <text:p text:style-name="P19">Generate a GPG2 Key for the keyring <text:span text:style-name="T41">then initialise the password store.</text:span></text:p>
      <text:p text:style-name="P5"><text:span text:style-name="T5">Requires gpg 2.1+ </text:span><text:span text:style-name="T27">so use gpg2:</text:span></text:p>
      <text:p text:style-name="P5"><text:span text:style-name="Source_20_Text"><text:tab/><text:tab/>$ sudo apt update -y</text:span></text:p>
      <text:p text:style-name="P5"><text:span text:style-name="Source_20_Text"><text:tab/><text:tab/>$ sudo apt upgrade gnupg2 -y</text:span></text:p>
      <text:p text:style-name="P2"/>
      <text:p text:style-name="P5"><text:span text:style-name="T27">$ </text:span><text:span text:style-name="T5">gpg</text:span><text:span text:style-name="T27">2</text:span><text:span text:style-name="T5"> </text:span><text:span text:style-name="Source_20_Text"><text:span text:style-name="T5">--expert –full-</text:span></text:span><text:span text:style-name="T5">gen-key</text:span></text:p>
      <text:p text:style-name="P5"><text:span text:style-name="Source_20_Text">$ pass init &lt;GPG-GENERATED-KEY-ID&gt; </text:span></text:p>
      <text:p text:style-name="P10"><text:span text:style-name="Source_20_Text"><text:span text:style-name="T12">The keyring is stored at </text:span></text:span><text:span text:style-name="Source_20_Text"><text:span text:style-name="T19">~/.password-store</text:span></text:span></text:p>
      <text:h text:style-name="P8" text:outline-level="1"><text:span text:style-name="Source_20_Text">BackUp</text:span></text:h>
      <text:p text:style-name="P11"><text:span text:style-name="Source_20_Text"><text:span text:style-name="T6">Copy the </text:span></text:span><text:span text:style-name="Source_20_Text"><text:span text:style-name="T14">~/.password_store directory</text:span></text:span><text:span text:style-name="Source_20_Text"><text:span text:style-name="T6"> for backing up.</text:span></text:span></text:p>
      <text:h text:style-name="P8" text:outline-level="1"><text:span text:style-name="Source_20_Text"><text:span text:style-name="T51">NOTE</text:span></text:span><text:span text:style-name="Source_20_Text"><text:span text:style-name="T46"> </text:span></text:span><text:span text:style-name="Source_20_Text"><text:span text:style-name="T45">You will </text:span></text:span><text:span text:style-name="Source_20_Text"><text:span text:style-name="T46">need</text:span></text:span><text:span text:style-name="Source_20_Text"><text:span text:style-name="T45"> a separate backup store of your </text:span></text:span><text:span text:style-name="Source_20_Text"><text:span text:style-name="T47">GPG2 Key, </text:span></text:span><text:span text:style-name="Source_20_Text"><text:span text:style-name="T48">default directory ~/.gnupg, that was</text:span></text:span><text:span text:style-name="Source_20_Text"><text:span text:style-name="T45"> used to initialize the password store.</text:span></text:span></text:h>
      <text:h text:style-name="P7" text:outline-level="1"><text:span text:style-name="Source_20_Text">Use</text:span></text:h>
      <text:h text:style-name="Heading_20_2" text:outline-level="2"><text:span text:style-name="Source_20_Text">List</text:span></text:h>
      <text:p text:style-name="P10"><text:span text:style-name="Source_20_Text"><text:span text:style-name="T8">To </text:span></text:span><text:span text:style-name="Source_20_Text"><text:span text:style-name="T15">list</text:span></text:span><text:span text:style-name="Source_20_Text"><text:span text:style-name="T22">,</text:span></text:span><text:span text:style-name="Source_20_Text"><text:span text:style-name="T8"> in tree form, all available stored passes</text:span></text:span></text:p>
      <text:p text:style-name="P5"><text:span text:style-name="Source_20_Text">$ pass</text:span></text:p>
      <text:p text:style-name="P5"><text:span text:style-name="Source_20_Text"><text:span text:style-name="T31">or</text:span></text:span></text:p>
      <text:p text:style-name="P5"><text:span text:style-name="Source_20_Text"><text:span text:style-name="T31">$ pass list</text:span></text:span></text:p>
      <text:p text:style-name="P5"><text:span text:style-name="Source_20_Text"/></text:p>
      <text:h text:style-name="Heading_20_2" text:outline-level="2"><text:span text:style-name="Source_20_Text">Generate</text:span></text:h>
      <text:p text:style-name="P10"><text:span text:style-name="Source_20_Text"><text:span text:style-name="T8">To </text:span></text:span><text:span text:style-name="Source_20_Text"><text:span text:style-name="T15">generate</text:span></text:span><text:span text:style-name="Source_20_Text"><text:span text:style-name="T8"> a new pass</text:span></text:span></text:p>
      <text:p text:style-name="P5"><text:span text:style-name="Source_20_Text">$ pass generate TREE/PATH/TO/passId [INT] <text:s/># [INT] optional pass size</text:span></text:p>
      <text:p text:style-name="P10"><text:span text:style-name="Source_20_Text"><text:span text:style-name="T8"><text:tab/>Use </text:span></text:span><text:span text:style-name="Source_20_Text"><text:span text:style-name="T32">pass generate</text:span></text:span><text:span text:style-name="Source_20_Text"><text:span text:style-name="T8"> or </text:span></text:span><text:span text:style-name="Source_20_Text"><text:span text:style-name="T15">man pass</text:span></text:span><text:span text:style-name="Source_20_Text"><text:span text:style-name="T8"> to see all generate options:</text:span></text:span></text:p>
      <text:p text:style-name="P5"><text:span text:style-name="Source_20_Text">$ pass generate</text:span></text:p>
      <text:p text:style-name="P5"><text:span text:style-name="Source_20_Text">Usage: pass generate [--no-symbols,-n] [--clip,-c] [--qrcode,-q] [--in-place,-i | --force,-f] pass-name [pass-length]</text:span></text:p>
      <text:h text:style-name="Heading_20_2" text:outline-level="2"><text:span text:style-name="Source_20_Text">Insert</text:span></text:h>
      <text:p text:style-name="P10"><text:span text:style-name="Source_20_Text"><text:span text:style-name="T8">To </text:span></text:span><text:span text:style-name="Source_20_Text"><text:span text:style-name="T16">insert</text:span></text:span><text:span text:style-name="Source_20_Text"><text:span text:style-name="T8"> a</text:span></text:span><text:span text:style-name="Source_20_Text"><text:span text:style-name="T9">n existing</text:span></text:span><text:span text:style-name="Source_20_Text"><text:span text:style-name="T8"> pass </text:span></text:span><text:span text:style-name="Source_20_Text"><text:span text:style-name="T9">via </text:span></text:span><text:span text:style-name="Source_20_Text"><text:span text:style-name="T16">stdin</text:span></text:span></text:p>
      <text:p text:style-name="P5"><text:span text:style-name="Source_20_Text"><text:span text:style-name="T33">$ pass </text:span></text:span><text:span text:style-name="Source_20_Text"><text:span text:style-name="T34">insert</text:span></text:span><text:span text:style-name="Source_20_Text"><text:span text:style-name="T33"> TREE/PATH/TO/passId</text:span></text:span></text:p>
      <text:p text:style-name="P5"><text:span text:style-name="Source_20_Text"><text:span text:style-name="T34">Enter password for TREE/PATH/TO/passId:</text:span></text:span></text:p>
      <text:p text:style-name="P10"><text:span text:style-name="Source_20_Text"><text:span text:style-name="T8"><text:tab/><text:tab/></text:span></text:span></text:p>
      <text:h text:style-name="Heading_20_2" text:outline-level="2"><text:span text:style-name="Source_20_Text">Remove</text:span></text:h>
      <text:p text:style-name="P9"><text:span text:style-name="Source_20_Text"><text:span text:style-name="T8">To </text:span></text:span><text:span text:style-name="Source_20_Text"><text:span text:style-name="T15">remove</text:span></text:span><text:span text:style-name="Source_20_Text"><text:span text:style-name="T22"> a pass use </text:span></text:span><text:span text:style-name="Source_20_Text"><text:span text:style-name="T15">rm</text:span></text:span><text:span text:style-name="Source_20_Text"><text:span text:style-name="T22"> and the tree path to the pass ID</text:span></text:span></text:p>
      <text:p text:style-name="P5"><text:span text:style-name="Source_20_Text">$ pass list</text:span></text:p>
      <text:p text:style-name="P5"><text:span text:style-name="Source_20_Text">$ pass rm TREE/PATH/TO/passId</text:span></text:p>
      <text:p text:style-name="P9"><text:span text:style-name="Source_20_Text"><text:span text:style-name="T15"/></text:span></text:p>
      <text:h text:style-name="Heading_20_2" text:outline-level="2"><text:soft-page-break/><text:span text:style-name="Source_20_Text">Retrieve</text:span></text:h>
      <text:p text:style-name="P9"><text:span text:style-name="Source_20_Text"><text:span text:style-name="T22">To</text:span></text:span><text:span text:style-name="Source_20_Text"><text:span text:style-name="T15"> </text:span></text:span><text:span text:style-name="Source_20_Text"><text:span text:style-name="T17">retrieve</text:span></text:span><text:span text:style-name="Source_20_Text"><text:span text:style-name="T22"> a pass </text:span></text:span><text:span text:style-name="Source_20_Text"><text:span text:style-name="T23">via</text:span></text:span><text:span text:style-name="Source_20_Text"><text:span text:style-name="T24"> </text:span></text:span><text:span text:style-name="Source_20_Text"><text:span text:style-name="T17">stdout</text:span></text:span><text:span text:style-name="Source_20_Text"><text:span text:style-name="T24"> use the tree path to the pass Id</text:span></text:span></text:p>
      <text:p text:style-name="P4"><text:span text:style-name="Source_20_Text">$ pass TREE/PATH/TO/passId</text:span></text:p>
      <text:p text:style-name="P4"><text:span text:style-name="Source_20_Text"><text:span text:style-name="T38">Ki3i-dNFjfjkQ938df#$</text:span></text:span></text:p>
      <text:p text:style-name="P9"><text:span text:style-name="Source_20_Text"><text:span text:style-name="T22">To</text:span></text:span><text:span text:style-name="Source_20_Text"><text:span text:style-name="T15"> </text:span></text:span><text:span text:style-name="Source_20_Text"><text:span text:style-name="T17">retrieve</text:span></text:span><text:span text:style-name="Source_20_Text"><text:span text:style-name="T22"> a pass </text:span></text:span><text:span text:style-name="Source_20_Text"><text:span text:style-name="T24">directly</text:span></text:span><text:span text:style-name="Source_20_Text"><text:span text:style-name="T22"> </text:span></text:span><text:span text:style-name="Source_20_Text"><text:span text:style-name="T25">to your clipboard use </text:span></text:span><text:span text:style-name="Source_20_Text"><text:span text:style-name="T18">-c</text:span></text:span></text:p>
      <text:p text:style-name="P4"><text:span text:style-name="Source_20_Text">$ pass -</text:span><text:span text:style-name="Source_20_Text"><text:span text:style-name="T39">c</text:span></text:span><text:span text:style-name="Source_20_Text"> TREE/PATH/TO/passId</text:span></text:p>
      <text:p text:style-name="P4"><text:span text:style-name="Source_20_Text"><text:span text:style-name="T39">Copied TREE/PATH/TO/passId to clipiboard. <text:s/>Will clear in 45 seconds.</text:span></text:span></text:p>
      <text:h text:style-name="P7" text:outline-level="1"><text:span text:style-name="Source_20_Text">AutoComplete</text:span></text:h>
      <text:p text:style-name="P16"><text:span text:style-name="Source_20_Text"><text:span text:style-name="T28">M</text:span></text:span><text:span text:style-name="Source_20_Text"><text:span text:style-name="T29">ake sure </text:span></text:span><text:span text:style-name="Source_20_Text"><text:span text:style-name="T30">b</text:span></text:span><text:span text:style-name="Source_20_Text"><text:span text:style-name="T28">ash-completion</text:span></text:span><text:span text:style-name="Source_20_Text"><text:span text:style-name="T29"> is installed: </text:span></text:span></text:p>
      <text:list xml:id="list4048073208" text:style-name="L1">
        <text:list-item>
          <text:p text:style-name="P13"><text:a xlink:type="simple" xlink:href="https://github.com/scop/bash-completion" text:style-name="Internet_20_link" text:visited-style-name="Visited_20_Internet_20_Link">https://github.com/scop/bash-completion</text:a></text:p>
        </text:list-item>
      </text:list>
      <text:p text:style-name="P17"><text:span text:style-name="Source_20_Text"><text:span text:style-name="T10">A</text:span></text:span><text:span text:style-name="Source_20_Text"><text:span text:style-name="T7">dd th</text:span></text:span><text:span text:style-name="Source_20_Text"><text:span text:style-name="T10">is </text:span></text:span><text:span text:style-name="Source_20_Text"><text:span text:style-name="T21">source </text:span></text:span><text:span text:style-name="Source_20_Text"><text:span text:style-name="T26">call </text:span></text:span><text:span text:style-name="Source_20_Text"><text:span text:style-name="T7">for bash-completion to your </text:span></text:span><text:span text:style-name="Source_20_Text"><text:span text:style-name="T36">~/.bash</text:span></text:span><text:span text:style-name="Source_20_Text"><text:span text:style-name="T37">rc</text:span></text:span><text:span text:style-name="Source_20_Text"><text:span text:style-name="T7"> and </text:span></text:span></text:p>
      <text:h text:style-name="Heading_20_2" text:outline-level="2"><text:span text:style-name="Source_20_Text">Single Password Store</text:span></text:h>
      <text:p text:style-name="P6"><text:span text:style-name="Source_20_Text"><text:span text:style-name="T7"><text:s/>source /usr/share/bash-completion/completions/pass</text:span></text:span></text:p>
      <text:h text:style-name="Heading_20_2" text:outline-level="2"><text:span text:style-name="Source_20_Text">Multiple Password Stores</text:span></text:h>
      <text:p text:style-name="P5"><text:s/>source /usr/share/bash-completion/completions/pass</text:p>
      <text:p text:style-name="P5"><text:s/>_passred(){</text:p>
      <text:p text:style-name="P5"><text:s text:c="5"/>PASSWORD_STORE_DIR=~/.pass/red/ _pass</text:p>
      <text:p text:style-name="P5"><text:s/>}</text:p>
      <text:p text:style-name="P5"><text:s/>complete -o filenames -o nospace -F _passred passred</text:p>
      <text:p text:style-name="P5"><text:s/>_passblue(){</text:p>
      <text:p text:style-name="P5"><text:s text:c="5"/>PASSWORD_STORE_DIR=~/.pass/blue/ _pass</text:p>
      <text:p text:style-name="P5"><text:s/>}</text:p>
      <text:p text:style-name="P3"><text:s/>complete -o filenames -o nospace -F _passblue passblue</text:p>
      <text:p text:style-name="P16"/>
      <text:h text:style-name="Heading_20_3" text:outline-level="3"><text:span text:style-name="Source_20_Text">Alternatively</text:span></text:h>
      <text:p text:style-name="P16"><text:span text:style-name="T40">P</text:span>ut <text:span text:style-name="T40">P</text:span>ass completion file:</text:p>
      <text:list xml:id="list2953348641" text:style-name="L3">
        <text:list-item>
          <text:p text:style-name="P15"><text:a xlink:type="simple" xlink:href="https://git.zx2c4.com/password-store/tree/src/completion" text:style-name="Internet_20_link" text:visited-style-name="Visited_20_Internet_20_Link">https://git.zx2c4.com/password-store/tree/src/completion</text:a></text:p>
        </text:list-item>
        <text:list-item>
          <text:p text:style-name="P15"><text:a xlink:type="simple" xlink:href="https://git.zx2c4.com/password-store/plain/src/completion/pass.bash-completion" text:style-name="Internet_20_link" text:visited-style-name="Visited_20_Internet_20_Link">https://git.zx2c4.com/password-store/plain/src/completion/pass.bash-completion</text:a></text:p>
        </text:list-item>
      </text:list>
      <text:p text:style-name="P14">Into:</text:p>
      <text:p text:style-name="P5">/etc/bash_completion.d/</text:p>
      <text:h text:style-name="P7" text:outline-level="1"><text:span text:style-name="Source_20_Text"><text:span text:style-name="T6"/></text:span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ourier New" svg:font-family="'Courier New', Courier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20ab3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5in" fo:margin-right="0in" fo:margin-top="0.139in" fo:margin-bottom="0.0835in" style:contextual-spacing="false" fo:text-indent="0in" style:auto-text-indent="false"/>
      <style:text-properties fo:color="#e8a202" loext:opacity="100%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972in" fo:margin-bottom="0.0835in" style:contextual-spacing="false" fo:text-indent="0in" style:auto-text-indent="false"/>
      <style:text-properties fo:color="#87d1d1" loext:opacity="100%"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0.75in" fo:margin-right="0in" fo:margin-top="0.0835in" fo:margin-bottom="0.0835in" style:contextual-spacing="false" fo:text-indent="0in" style:auto-text-indent="false" style:page-number="auto" style:shadow="none"/>
      <style:text-properties fo:color="#f68e76" loext:opacity="100%" fo:font-size="95%" fo:font-style="normal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1in" fo:margin-right="0in" fo:margin-top="0.0835in" fo:margin-bottom="0.0417in" style:contextual-spacing="false" fo:text-indent="0in" style:auto-text-indent="false"/>
      <style:text-properties fo:color="#aa55a1" loext:opacity="100%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OTE" style:family="paragraph" style:parent-style-name="Heading_20_7"/>
    <style:style style:name="CODE" style:family="paragraph" style:parent-style-name="Salutation" style:master-page-name="">
      <loext:graphic-properties draw:fill="solid" draw:fill-color="#eeeeee"/>
      <style:paragraph-properties fo:margin-left="1in" fo:margin-right="0in" fo:margin-top="0in" fo:margin-bottom="0in" style:contextual-spacing="false" fo:line-height="100%" fo:text-align="justify" style:justify-single-word="false" fo:text-indent="0in" style:auto-text-indent="false" style:page-number="auto" fo:background-color="#eeeeee" fo:padding="0.0201in" fo:border="0.06pt solid #cccccc" style:shadow="none" style:snap-to-layout-grid="false">
        <style:tab-stops/>
      </style:paragraph-properties>
      <style:text-properties style:font-name="Liberation Mono1" fo:font-family="'Liberation Mono'" style:font-style-name="Regular" style:font-family-generic="modern" style:font-pitch="fixed" fo:font-size="8pt" officeooo:rsid="00211048" fo:background-color="transparent" style:font-size-asian="10.5pt"/>
    </style:style>
    <style:style style:name="QUOTE" style:family="paragraph" style:parent-style-name="Text_20_body">
      <loext:graphic-properties draw:fill="solid" draw:fill-color="#ffd8ce"/>
      <style:paragraph-properties fo:margin-left="1in" fo:margin-right="1in" fo:line-height="100%" fo:text-indent="0in" style:auto-text-indent="false" fo:background-color="#ffd8ce"/>
      <style:text-properties fo:font-size="9pt" fo:background-color="transparent" style:font-size-asian="10.5pt"/>
    </style:style>
    <style:style style:name="LivingDoc" style:family="paragraph" style:parent-style-name="Text_20_body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7:56:12.124471333</meta:creation-date>
    <dc:date>2022-05-16T22:00:54.835436159</dc:date>
    <meta:editing-duration>P1DT11H11M32S</meta:editing-duration>
    <meta:editing-cycles>92</meta:editing-cycles>
    <meta:generator>LibreOffice/7.1.8.1$Linux_X86_64 LibreOffice_project/10$Build-1</meta:generator>
    <meta:document-statistic meta:table-count="0" meta:image-count="0" meta:object-count="0" meta:page-count="2" meta:paragraph-count="65" meta:word-count="292" meta:character-count="2121" meta:non-whitespace-character-count="1872"/>
  </office:meta>
</office:document-meta>
</file>